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0">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29"/>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7"/>
    <style:style style:name="P116" style:family="paragraph" style:parent-style-name="Standard" style:list-style-name="L108"/>
    <style:style style:name="P117" style:family="paragraph" style:parent-style-name="Standard" style:list-style-name="L109"/>
    <style:style style:name="P118" style:family="paragraph" style:parent-style-name="Standard" style:list-style-name="L110"/>
    <style:style style:name="P119" style:family="paragraph" style:parent-style-name="Standard" style:list-style-name="L111"/>
    <style:style style:name="P120" style:family="paragraph" style:parent-style-name="Standard" style:list-style-name="L112"/>
    <style:style style:name="P121" style:family="paragraph" style:parent-style-name="Standard" style:list-style-name="L114"/>
    <style:style style:name="P122" style:family="paragraph" style:parent-style-name="Standard" style:list-style-name="L113">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T17" style:family="text">
      <style:text-properties fo:color="#800000"/>
    </style:style>
    <style:style style:name="T18"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4.0.5</text:p>
      <text:list xml:id="list713354445396401288" text:style-name="L114">
        <text:list-item>
          <text:p text:style-name="P121">if you click outside the light-curve, the closest point will be toggled (so you don't have to zoom in to select the leftmost or rightmost point in a light-curve.<text:line-break/></text:p>
        </text:list-item>
        <text:list-item>
          <text:p text:style-name="P121">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8737219955294637903" text:style-name="L1">
        <text:list-item>
          <text:p text:style-name="P10">a few GUI changes<text:line-break/></text:p>
        </text:list-item>
        <text:list-item>
          <text:p text:style-name="P10">removed the Use as secondary check box. Now if secondary curve is selected (spinner is non-zero), it will be used automatically.<text:line-break/></text:p>
        </text:list-item>
      </text:list>
      <text:p text:style-name="Standard">version 4.0.3</text:p>
      <text:list xml:id="list2444838798449968752" text:style-name="L2">
        <text:list-item>
          <text:p text:style-name="P11">implements a major GUI change: uses tabbed folders to group buttons and other controls. <text:line-break/></text:p>
        </text:list-item>
        <text:list-item>
          <text:p text:style-name="P11">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1">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7241361610207482257" text:style-name="L3">
        <text:list-item>
          <text:p text:style-name="P12">removed a debug print statement that was inadvertently left in. It is responsible for the “mouse event” messages polluting the log file.<text:line-break/></text:p>
        </text:list-item>
      </text:list>
      <text:p text:style-name="Standard">version 4.0.1</text:p>
      <text:list xml:id="list3909075831216176716" text:style-name="L4">
        <text:list-item>
          <text:p text:style-name="P13">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1991414896112816635" text:style-name="L5">
        <text:list-item>
          <text:p text:style-name="P14">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text:soft-page-break/>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5265955624853118752" text:style-name="L6">
        <text:list-item>
          <text:p text:style-name="P15">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9188188036167604367" text:style-name="L7">
        <text:list-item>
          <text:p text:style-name="P16">one more attempt to solve the gui sizing issue.<text:line-break/></text:p>
        </text:list-item>
        <text:list-item>
          <text:p text:style-name="P16">'sticky' settings are back but are now stored in <text:span text:style-name="T14">pyote.ini</text:span> instead of the<text:line-break/> obscure <text:span text:style-name="T14">simple-ote.ini<text:line-break/></text:span></text:p>
        </text:list-item>
      </text:list>
      <text:p text:style-name="Standard">version 3.9.7</text:p>
      <text:list xml:id="list2959439715296267484" text:style-name="L8">
        <text:list-item>
          <text:p text:style-name="P17">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4969490677776356804" text:style-name="L9">
        <text:list-item>
          <text:p text:style-name="P18">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3449777535991259057" text:style-name="L10">
        <text:list-item>
          <text:p text:style-name="P19">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text:soft-page-break/>made as before.<text:line-break/></text:p>
        </text:list-item>
      </text:list>
      <text:p text:style-name="Standard">version 3.9.4</text:p>
      <text:list xml:id="list4019626442114210700" text:style-name="L11">
        <text:list-item>
          <text:p text:style-name="P20">attempts to fix over-size initial gui.<text:line-break/></text:p>
        </text:list-item>
      </text:list>
      <text:p text:style-name="Standard">version 3.9.3</text:p>
      <text:list xml:id="list2353874816185645259" text:style-name="L12">
        <text:list-item>
          <text:p text:style-name="P21">makes various improvements to the 'detectability' calculator to make it easier to use.<text:line-break/></text:p>
        </text:list-item>
      </text:list>
      <text:p text:style-name="Standard">version 3.9.2</text:p>
      <text:list xml:id="list1061965858031166525" text:style-name="L13">
        <text:list-item>
          <text:p text:style-name="P22">adds a 'detectability' calculator for use in pre-planning event observation.<text:line-break/></text:p>
        </text:list-item>
        <text:list-item>
          <text:p text:style-name="P22">'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6914581041123508347" text:style-name="L14">
        <text:list-item>
          <text:p text:style-name="P23">adds an snr calculation to the <text:span text:style-name="T16">Calc baseline stats</text:span> button.<text:line-break/></text:p>
        </text:list-item>
      </text:list>
      <text:p text:style-name="Standard">version 3.9.0</text:p>
      <text:list xml:id="list6121340574621188765" text:style-name="L15">
        <text:list-item>
          <text:p text:style-name="P24">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3284308001899151016" text:style-name="L16">
        <text:list-item>
          <text:p text:style-name="P25">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5369966395536154745" text:style-name="L17">
        <text:list-item>
          <text:p text:style-name="P26">fixed a bug that sometimes kept events that contained a single point at the bottom from producing a report.<text:line-break/></text:p>
        </text:list-item>
      </text:list>
      <text:p text:style-name="Standard">version 3.8.7</text:p>
      <text:list xml:id="list1006064735165989502" text:style-name="L18">
        <text:list-item>
          <text:p text:style-name="P27">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853394828814774216" text:style-name="L19">
        <text:list-item>
          <text:p text:style-name="P28">checks for only a single light-curve in the csv file which was causing a 'list index out of range' error message<text:line-break/></text:p>
        </text:list-item>
      </text:list>
      <text:p text:style-name="Standard">version 3.8.5</text:p>
      <text:list xml:id="list2362789828132018549" text:style-name="L20">
        <text:list-item>
          <text:p text:style-name="P29">changed the way QGridLayout was referenced.<text:line-break/></text:p>
        </text:list-item>
      </text:list>
      <text:p text:style-name="Standard"><text:soft-page-break/>version 3.8.4</text:p>
      <text:list xml:id="list7733405853137548540" text:style-name="L21">
        <text:list-item>
          <text:p text:style-name="P30">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30"/>
        </text:list-item>
      </text:list>
      <text:p text:style-name="Standard">version 3.8.3</text:p>
      <text:list xml:id="list3020617117338549448" text:style-name="L22">
        <text:list-item>
          <text:p text:style-name="P31">adds display of light-curve name (if available in the csv file) to the curve-to-be-analyzed and the normalization curve next to their selection spinners.<text:line-break/></text:p>
        </text:list-item>
      </text:list>
      <text:p text:style-name="Standard">version 3.8.2</text:p>
      <text:list xml:id="list2233141208309366471" text:style-name="L23">
        <text:list-item>
          <text:p text:style-name="P32">3.7.5 introduced a scrollable GUI for small screens. Unfortunately, that caused resizing problem for all users. The version reverts back to the original GUI design.<text:line-break/></text:p>
        </text:list-item>
        <text:list-item>
          <text:p text:style-name="P32">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464470315394076265" text:style-name="L24">
        <text:list-item>
          <text:p text:style-name="P33">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2466294286735162304" text:style-name="L25">
        <text:list-item>
          <text:p text:style-name="P34">adds a tutorial button to supply a quick-start for new or infrequent users.<text:line-break/></text:p>
        </text:list-item>
      </text:list>
      <text:p text:style-name="Standard">version 3.7.9</text:p>
      <text:list xml:id="list4131886877334401144" text:style-name="L26">
        <text:list-item>
          <text:p text:style-name="P35">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984082899207919443" text:style-name="L27">
        <text:list-item>
          <text:p text:style-name="P36">added visible left, top, and bottom axes to main plot (with ticks to make easier to associate timestamp with point).<text:line-break/></text:p>
        </text:list-item>
      </text:list>
      <text:p text:style-name="Standard">version 3.7.7</text:p>
      <text:list xml:id="list1918841005420341859" text:style-name="L28">
        <text:list-item>
          <text:p text:style-name="P37">if timestamps are available in the csv file, they are used as x axis labels in the main plot.<text:line-break/></text:p>
        </text:list-item>
      </text:list>
      <text:p text:style-name="Standard">version 3.7.6</text:p>
      <text:list xml:id="list2623788707195288809" text:style-name="L29">
        <text:list-item>
          <text:p text:style-name="P38"><text:soft-page-break/>changed the way QMainWindow and Qapplication were referenced to accommodate the latest Anaconda version, which has reorganized where those modules are stored. </text:p>
          <text:p text:style-name="P38">This was causing a fatal startup error.<text:line-break/> </text:p>
        </text:list-item>
      </text:list>
      <text:p text:style-name="Standard">version 3.7.5</text:p>
      <text:list xml:id="list349673103860893745" text:style-name="L30">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651896390059661949" text:style-name="L31">
        <text:list-item>
          <text:p text:style-name="P39">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6017728723733826738" text:style-name="L32">
        <text:list-item>
          <text:p text:style-name="P40">adds code line needed by any Mac users that are running Big Sur<text:line-break/></text:p>
        </text:list-item>
      </text:list>
      <text:p text:style-name="Standard">version 3.7.2</text:p>
      <text:list xml:id="list7551395588929354888" text:style-name="L33">
        <text:list-item>
          <text:p text:style-name="P41">fixes bug that caused all analysis attempts to 'stall'</text:p>
        </text:list-item>
      </text:list>
      <text:p text:style-name="Standard"/>
      <text:p text:style-name="Standard">version 3.7.1</text:p>
      <text:list xml:id="list8263687673512511685" text:style-name="L34">
        <text:list-item>
          <text:p text:style-name="P42">fixed a bug in the r limb angle entry<text:line-break/></text:p>
        </text:list-item>
      </text:list>
      <text:p text:style-name="Standard">version 3.7.0</text:p>
      <text:list xml:id="list7462319981184329334" text:style-name="L35">
        <text:list-item>
          <text:p text:style-name="P43">adds right-click help to ast speed label giving the equation to use if asteroid speed is not available but asteroid diameter and maximum duration are specified<text:line-break/></text:p>
        </text:list-item>
        <text:list-item>
          <text:p text:style-name="P43">adds suggestion to right-click help on penumbral fit checkbox for how to find the penumbral curve csv file that is provided for practice purposes.<text:line-break/></text:p>
        </text:list-item>
      </text:list>
      <text:p text:style-name="Standard">version 3.6.8</text:p>
      <text:list xml:id="list2213493668301793200" text:style-name="L36">
        <text:list-item>
          <text:p text:style-name="P44">adds modeling of off centerline observations to lightcurve calibration curve generation<text:line-break/><text:soft-page-break/></text:p>
        </text:list-item>
      </text:list>
      <text:p text:style-name="Standard">version 3.6.7</text:p>
      <text:list xml:id="list5900988698224186243" text:style-name="L37">
        <text:list-item>
          <text:p text:style-name="P45">clarified the location of the Enable Manual Timestamp Entry checkbox in the pop-up message appears when there are no timestamps in the csv file.<text:line-break/></text:p>
        </text:list-item>
      </text:list>
      <text:p text:style-name="Standard">version 3.6.6</text:p>
      <text:list xml:id="list8436502732412721426" text:style-name="L38">
        <text:list-item>
          <text:p text:style-name="P4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949691703146718772" text:style-name="L39">
        <text:list-item>
          <text:p text:style-name="P47">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779762420878886044" text:style-name="L40">
        <text:list-item>
          <text:p text:style-name="P48">version 3.6.2 would open .xlsx Report file on Mac, but not Windows. This version attempts to fix that (Windows needs a different command to open a file).<text:line-break/></text:p>
        </text:list-item>
      </text:list>
      <text:p text:style-name="Standard">version 3.6.2</text:p>
      <text:list xml:id="list1593396661452270137" text:style-name="L41">
        <text:list-item>
          <text:p text:style-name="P49">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7995003015679216315" text:style-name="L42">
        <text:list-item>
          <text:p text:style-name="P50">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2080109971062326449" text:style-name="L43">
        <text:list-item>
          <text:p text:style-name="P51"><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51"><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1773717048812563861" text:style-name="L44">
        <text:list-item>
          <text:p text:style-name="P52">fixed another bug in penumbral curve fit and removed diagnostic printouts.<text:line-break/></text:p>
        </text:list-item>
      </text:list>
      <text:p text:style-name="Standard">version 3.5.8</text:p>
      <text:list xml:id="list8367142494906683742" text:style-name="L45">
        <text:list-item>
          <text:p text:style-name="P53">fixed a number of bugs in the penumbral curve fit code<text:line-break/></text:p>
        </text:list-item>
      </text:list>
      <text:p text:style-name="Standard">version 3.5.7</text:p>
      <text:list xml:id="list3254330250832552946" text:style-name="L46">
        <text:list-item>
          <text:p text:style-name="P54">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75891730292532884" text:style-name="L47">
        <text:list-item>
          <text:p text:style-name="P5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68957411957632891" text:style-name="L48">
        <text:list-item>
          <text:p text:style-name="P56"><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2918425234255434221" text:style-name="L49">
        <text:list-item>
          <text:p text:style-name="P5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205826186331707454" text:style-name="L50">
        <text:list-item>
          <text:p text:style-name="P58">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2754432796314076890" text:style-name="L51">
        <text:list-item>
          <text:p text:style-name="P5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078140223715145741" text:style-name="L52">
        <text:list-item>
          <text:p text:style-name="P60">Added additional references to the North American Excel Spreadsheet report in the new section of the final report that bangs on about the start-of-exposure timing convention.<text:line-break/></text:p>
        </text:list-item>
      </text:list>
      <text:p text:style-name="Standard">version 3.5.0</text:p>
      <text:list xml:id="list3619191146332168027" text:style-name="L53">
        <text:list-item>
          <text:p text:style-name="P6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61">NEW: when 'trims' have been placed, a 'write csv' process will honor those values and produce a 'trimmed' output file.<text:line-break/></text:p>
        </text:list-item>
        <text:list-item>
          <text:p text:style-name="P61">NEW: when a light curve has been 'normalized', the changed values are written <text:soft-page-break/>to the data table where, once again, a 'write csv' process will capture the results.<text:line-break/></text:p>
        </text:list-item>
        <text:list-item>
          <text:p text:style-name="P61">Added additional reminders that the start-of-exposure timestamp/timing convention is employed.</text:p>
        </text:list-item>
      </text:list>
      <text:p text:style-name="Standard"/>
      <text:p text:style-name="Standard">version 3.4.9</text:p>
      <text:list xml:id="list9104275650060545022" text:style-name="L54">
        <text:list-item>
          <text:p text:style-name="P62">Added some explanatory language to the “Excel report” section regarding the proper interpretation of the 'false positive probability' number.<text:line-break/></text:p>
        </text:list-item>
      </text:list>
      <text:p text:style-name="Standard">version 3.4.8</text:p>
      <text:list xml:id="list4968984904998262880" text:style-name="L55">
        <text:list-item>
          <text:p text:style-name="P63">This version deals more realistically with high magDrop lightcurves by defining a 'limiting magDrop' as: <text:line-break/><text:line-break/><text:tab/>limMagDrop = 2.5 * log10( B / std(A) ) <text:line-break/><text:line-break/><text:tab/>std(A) is the noise level of A.</text:p>
          <text:p text:style-name="P63"><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286393615721015392" text:style-name="L56">
        <text:list-item>
          <text:p text:style-name="P64">Automatically loads the correct version of Adv2<text:line-break/></text:p>
        </text:list-item>
      </text:list>
      <text:p text:style-name="Standard">version 3.4.6</text:p>
      <text:list xml:id="list4176673611603426052" text:style-name="L57">
        <text:list-item>
          <text:p text:style-name="P65">Adds AAV Version 2 file as a type that can be read (important when Do OCR check is enabled)</text:p>
        </text:list-item>
      </text:list>
      <text:p text:style-name="Standard"/>
      <text:p text:style-name="Standard">version 3.4.5</text:p>
      <text:list xml:id="list710780158732004275" text:style-name="L58">
        <text:list-item>
          <text:p text:style-name="P66">Fixes block integration which was failing when more than 4 lightcurves were being processed.<text:line-break/></text:p>
        </text:list-item>
        <text:list-item>
          <text:p text:style-name="P66"><text:soft-page-break/>Made use diff and Do OCR checkboxes sticky.<text:line-break/></text:p>
        </text:list-item>
      </text:list>
      <text:p text:style-name="Standard">version 3.4.4</text:p>
      <text:list xml:id="list2351342804391389903" text:style-name="L59">
        <text:list-item>
          <text:p text:style-name="P6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308362902520972970" text:style-name="L60">
        <text:list-item>
          <text:p text:style-name="P6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334215336654218573" text:style-name="L61">
        <text:list-item>
          <text:p text:style-name="P6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856816598198046962" text:style-name="L62">
        <text:list-item>
          <text:p text:style-name="P7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7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7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ext:soft-page-break/>To learn how to use the new procedure (which is a bit 'fiddly'), right-click on the penumbral fit checkbox --- be patient; play around.<text:line-break/> </text:p>
        </text:list-item>
      </text:list>
      <text:p text:style-name="Standard">version 3.4.0</text:p>
      <text:list xml:id="list2758637995385589001" text:style-name="L63">
        <text:list-item>
          <text:p text:style-name="P7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49552269242985321" text:style-name="L64">
        <text:list-item>
          <text:p text:style-name="P72">Automatically installs cv2 if not already present. <text:s/>This package is needed for the new frame view feature.<text:line-break/></text:p>
        </text:list-item>
      </text:list>
      <text:p text:style-name="Standard">version 3.3.8</text:p>
      <text:list xml:id="list1989775102304804058" text:style-name="L65">
        <text:list-item>
          <text:p text:style-name="P7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220377435915513137" text:style-name="L66">
        <text:list-item>
          <text:p text:style-name="P74">A new button (View frame) with an associated spinner for entry of a frame number has been added:</text:p>
          <text:p text:style-name="P7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text:soft-page-break/>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069208111717990928" text:style-name="L67">
        <text:list-item>
          <text:p text:style-name="P7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652972420508666158" text:style-name="L68">
        <text:list-item>
          <text:p text:style-name="P7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533515233732934438" text:style-name="L69">
        <text:list-item>
          <text:p text:style-name="P7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400620865052492798" text:style-name="L70">
        <text:list-item>
          <text:p text:style-name="P7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194125395782420150" text:style-name="L71">
        <text:list-item>
          <text:p text:style-name="P79">Changed main plot so that the scroll wheel only zooms the x axis.</text:p>
        </text:list-item>
        <text:list-item>
          <text:p text:style-name="P79">Changed lightcurve plot so that it conforms properly to 'start-of-exposure'.<text:line-break/></text:p>
        </text:list-item>
      </text:list>
      <text:p text:style-name="Standard">version 3.2.8</text:p>
      <text:list xml:id="list7581425395546177553" text:style-name="L72">
        <text:list-item>
          <text:p text:style-name="P80">Changed font size in help files --- it was fine for Mac but too big for Win10<text:line-break/></text:p>
        </text:list-item>
      </text:list>
      <text:p text:style-name="Standard">version 3.2.7</text:p>
      <text:list xml:id="list3670579252587795593" text:style-name="L73">
        <text:list-item>
          <text:p text:style-name="P81"><text:soft-page-break/>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235276843322113744" text:style-name="L74">
        <text:list-item>
          <text:p text:style-name="P82">This is a 'cosmetic' release --- there should be NO detectable differences from version 3.2.5 in terms of functionality.</text:p>
        </text:list-item>
        <text:list-item>
          <text:p text:style-name="P82">All python files were brought into compliance with PEP 8 coding standards. <text:s/>Only I care about that.</text:p>
        </text:list-item>
        <text:list-item>
          <text:p text:style-name="P8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2">All this 'cosmetic' work is in preparation for working on PyOTE issues again.<text:line-break/> </text:p>
        </text:list-item>
      </text:list>
      <text:p text:style-name="Standard">version 3.2.5</text:p>
      <text:list xml:id="list9110143347297222811" text:style-name="L75">
        <text:list-item>
          <text:p text:style-name="P8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089995485136745482" text:style-name="L76">
        <text:list-item>
          <text:p text:style-name="P84">Modified the test for newer version to accommodate the different strings returned by pip 18.1 and pip 19.0+</text:p>
        </text:list-item>
        <text:list-item>
          <text:p text:style-name="P84">Added ability to invoke PyOTE from PyMovie with an externally supplied csv file that is automatically opened.<text:line-break/></text:p>
        </text:list-item>
      </text:list>
      <text:p text:style-name="Standard">version 3.2.3</text:p>
      <text:list xml:id="list4876539951923760493" text:style-name="L77">
        <text:list-item>
          <text:p text:style-name="P8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85">Added support for the PyMovie csv format<text:line-break/></text:p>
        </text:list-item>
      </text:list>
      <text:p text:style-name="Standard">version 3.2.1</text:p>
      <text:list xml:id="list1448961132120406716" text:style-name="L78">
        <text:list-item>
          <text:p text:style-name="P8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1526507356673185686" text:style-name="L79">
        <text:list-item>
          <text:p text:style-name="P87">Changed GUI to better align text on min max edit boxes to avoid confusion.<text:line-break/></text:p>
        </text:list-item>
      </text:list>
      <text:p text:style-name="Standard">version 3.1.9</text:p>
      <text:list xml:id="list8315780846475216469" text:style-name="L80">
        <text:list-item>
          <text:p text:style-name="P88">Fixed a bug in the test for a min/max solution search being constrained by a too large min value.<text:line-break/></text:p>
        </text:list-item>
      </text:list>
      <text:p text:style-name="Standard">version 3.1.8</text:p>
      <text:list xml:id="list415657224946440734" text:style-name="L81">
        <text:list-item>
          <text:p text:style-name="P89">version 3.1.7 was released without an updated version history. <text:s/>Here is what was changed in 3.1.7:<text:line-break/></text:p>
        </text:list-item>
        <text:list-item>
          <text:p text:style-name="P8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359430358955058823" text:style-name="L82">
        <text:list-item>
          <text:p text:style-name="P90">Values entered in the Manual Timestamp Entry dialog box are now 'sticky', thus making corrections easy to do without requiring re-entry of all data. </text:p>
          <text:p text:style-name="P90"><text:line-break/>Also trapped is the case where a user has entered a custom frame time but failed to click the radio button indicating that it is to be used.<text:line-break/></text:p>
        </text:list-item>
      </text:list>
      <text:p text:style-name="Standard">version 3.1.5:</text:p>
      <text:list xml:id="list4394325695112943084" text:style-name="L83">
        <text:list-item>
          <text:p text:style-name="P9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text:soft-page-break/>version 3.1.4:</text:p>
      <text:list xml:id="list5213451191479568741" text:style-name="L84">
        <text:list-item>
          <text:p text:style-name="P92">Fixed error in new dropped reading detection logic when light curve was processed in field mode.<text:line-break/></text:p>
        </text:list-item>
        <text:list-item>
          <text:p text:style-name="P92">Cleaned up some language in tooltips.<text:line-break/></text:p>
        </text:list-item>
      </text:list>
      <text:p text:style-name="Standard">version 3.1.3:</text:p>
      <text:list xml:id="list8520805040725105358" text:style-name="L85">
        <text:list-item>
          <text:p text:style-name="P9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93">Eliminated the 'entry num' column in the data matrix at the lower left of the GUI. The 'entry num' is unused and a possible source of confusion with the frame or field number for the unwary.<text:line-break/></text:p>
        </text:list-item>
        <text:list-item>
          <text:p text:style-name="P93">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6889308191299581339" text:style-name="L86">
        <text:list-item>
          <text:p text:style-name="P9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9221413574772539321" text:style-name="L87">
        <text:list-item>
          <text:p text:style-name="P9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9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781564888421432626" text:style-name="L88">
        <text:list-item>
          <text:p text:style-name="P96"><text:soft-page-break/>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475237016987037175" text:style-name="L89">
        <text:list-item>
          <text:p text:style-name="P9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2832000250849756912" text:style-name="L90">
        <text:list-item>
          <text:p text:style-name="P9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522925297939049347" text:style-name="L91">
        <text:list-item>
          <text:p text:style-name="P9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694714930614994678" text:style-name="L92">
        <text:list-item>
          <text:p text:style-name="P10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9069537102985364620" text:style-name="L93">
        <text:list-item>
          <text:p text:style-name="P101">Disable the Accept integration button when user overrides an automatic block analysis with a manual block selection followed by a click on the Block integrate button.<text:line-break/></text:p>
        </text:list-item>
      </text:list>
      <text:p text:style-name="Standard">version 2.1.4:</text:p>
      <text:list xml:id="list7335679136112824835" text:style-name="L94">
        <text:list-item>
          <text:p text:style-name="P102">Corrected a bug that kept manual selection of block integration from being performed after a refusal to accept the automatic block analysis results.<text:line-break/></text:p>
        </text:list-item>
      </text:list>
      <text:p text:style-name="Standard">version 2.1.3:</text:p>
      <text:list xml:id="list5668760340390271940" text:style-name="L95">
        <text:list-item>
          <text:p text:style-name="P10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text:soft-page-break/>version 2.1.2:</text:p>
      <text:list xml:id="list7169479297103423942" text:style-name="L96">
        <text:list-item>
          <text:p text:style-name="P10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14902806762541292" text:style-name="L97">
        <text:list-item>
          <text:p text:style-name="P105">Added progress bar tracking of block integration analysis because it can take an extended amount of time to complete the analysis when the light curve has many points.<text:line-break/></text:p>
        </text:list-item>
      </text:list>
      <text:p text:style-name="Standard">version 2.1.0</text:p>
      <text:list xml:id="list777939619958357450" text:style-name="L98">
        <text:list-item>
          <text:p text:style-name="P10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369675946352971931" text:style-name="L99">
        <text:list-item>
          <text:p text:style-name="P107">Made the selection of Tooltip display 'sticky'</text:p>
        </text:list-item>
        <text:list-item>
          <text:p text:style-name="P107">Duration calculation when D and R span midnight now handled correctly</text:p>
        </text:list-item>
      </text:list>
      <text:p text:style-name="Standard"/>
      <text:p text:style-name="Standard">version 2.0.8</text:p>
      <text:list xml:id="list7865363614038673528" text:style-name="L100">
        <text:list-item>
          <text:p text:style-name="P108">toolTips changed to invoke and display in a custom dialog box that can be moved and resized to better accommodate legacy displays</text:p>
        </text:list-item>
        <text:list-item>
          <text:p text:style-name="P108">Calc flash timing calculation fixed to properly deal with the non-integer frame numbers that can result from field processed csv files</text:p>
        </text:list-item>
        <text:list-item>
          <text:p text:style-name="P108">Flash timing has been verified to work with integrated light curves</text:p>
        </text:list-item>
        <text:list-item>
          <text:p text:style-name="P10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975274426918498025" text:style-name="L101">
        <text:list-item>
          <text:p text:style-name="P109">Adds a button to calculate the edge position of an LED timing flash.</text:p>
        </text:list-item>
        <text:list-item>
          <text:p text:style-name="P10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9">Adds a checkbox to force manual entry of timestamp info. <text:s/>This is useful when <text:soft-page-break/>OCR on a VTI timed light curve has catastrophic errors. <text:s/>It is always employed when using LED flash timing.</text:p>
        </text:list-item>
      </text:list>
      <text:list xml:id="list5208797093328928803" text:style-name="L102">
        <text:list-item>
          <text:p text:style-name="P11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9072792238117009146" text:style-name="L103">
        <text:list-item>
          <text:p text:style-name="P11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899664157806834503" text:style-name="L104">
        <text:list-item>
          <text:p text:style-name="P112">files generated by pyote now contain PYOTE in the filename.<text:line-break/></text:p>
        </text:list-item>
        <text:list-item>
          <text:p text:style-name="P11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786626509465808870" text:style-name="L105">
        <text:list-item>
          <text:p text:style-name="P11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718229150855380474" text:style-name="L106">
        <text:list-item>
          <text:p text:style-name="P11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818928103581393465" text:style-name="L107">
        <text:list-item>
          <text:p text:style-name="P11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055547771458359175" text:style-name="L108">
        <text:list-item>
          <text:p text:style-name="P116">improved handling of D and R region selection so that one cannot enter an invalid configuration --- automatic corrections/changes are applied.<text:line-break/></text:p>
        </text:list-item>
        <text:list-item>
          <text:p text:style-name="P11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16"><text:soft-page-break/>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977222479840020992" text:style-name="L109">
        <text:list-item>
          <text:p text:style-name="P117">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5023842590633527254" text:style-name="L110">
        <text:list-item>
          <text:p text:style-name="P11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1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057063717443486071" text:style-name="L111">
        <text:list-item>
          <text:p text:style-name="P119">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988132957048591736" text:style-name="L112">
        <text:list-item>
          <text:p text:style-name="P12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2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2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2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660805346551005611" text:style-name="L113">
        <text:list-item>
          <text:p text:style-name="P12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18T07:29:16</dc:date>
    <meta:editing-cycles>150</meta:editing-cycles>
    <meta:editing-duration>P1DT30M8S</meta:editing-duration>
    <dc:creator>Robert Anderson</dc:creator>
    <meta:document-statistic meta:table-count="0" meta:image-count="3" meta:object-count="0" meta:page-count="21" meta:paragraph-count="296" meta:word-count="8068" meta:character-count="47058"/>
    <meta:template xlink:type="simple" xlink:actuate="onRequest" xlink:title="" xlink:href="Normal"/>
  </office:meta>
</office:document-meta>
</file>